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« Merry Moutmas »</text:p>
      <text:p text:style-name="P1">(Synopsis)</text:p>
      <text:p text:style-name="P2"/>
      <text:p text:style-name="P2">Mout-Mout s'endort le 16 Juillet 2017 et se reveille mysterieusement le 24 Décembre 2017... il n'y comprend rien et crois a une blague des habitants de Moutown alors il doit commencer a apprendre ce qu'est Noël. Et pour se faire aidé il sera aider par..... le fantôme de l'ancien Père Noël en contre partie Mout-Mout l'aidera a récupérer son rôle de pere noel qui lui à été volé par le pire méchant qui règne sur Moutown : le Docteur Mouteldor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1T17:39:53.90</meta:creation-date>
    <meta:document-statistic meta:table-count="0" meta:image-count="0" meta:object-count="0" meta:page-count="1" meta:paragraph-count="3" meta:word-count="85" meta:character-count="471"/>
    <dc:date>2017-12-11T19:01:40.34</dc:date>
    <meta:editing-duration>PT54M59S</meta:editing-duration>
    <meta:editing-cycles>1</meta:editing-cycles>
    <meta:generator>OpenOffice/4.1.3$Win32 OpenOffice.org_project/413m1$Build-9783</meta:generator>
  </office:meta>
</office:document-meta>
</file>